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string-value="question">
            <text:p>question</text:p>
          </table:table-cell>
          <table:table-cell table:style-name="pd1" office:value-type="string" office:string-value="réponse A">
            <text:p>réponse A</text:p>
          </table:table-cell>
          <table:table-cell table:style-name="pd1" office:value-type="string" office:string-value="réponse B">
            <text:p>réponse B</text:p>
          </table:table-cell>
          <table:table-cell table:style-name="pd1" office:value-type="string" office:string-value="réponse C">
            <text:p>réponse C</text:p>
          </table:table-cell>
          <table:table-cell table:style-name="pd1" office:value-type="string" office:string-value="Réponse D">
            <text:p>Réponse D</text:p>
          </table:table-cell>
          <table:table-cell table:style-name="pd1" office:value-type="string" office:string-value="Bonne réponse ">
            <text:p>Bonne réponse </text:p>
          </table:table-cell>
          <table:table-cell table:style-name="pd1" office:value-type="string" office:string-value="Commentaire">
            <text:p>Commentair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Quel est le principal constituant des membranes cellulaires ?">
            <text:p>Quel est le principal constituant des membranes cellulaires ?</text:p>
          </table:table-cell>
          <table:table-cell office:value-type="string" office:string-value="Protéines">
            <text:p>Protéines</text:p>
          </table:table-cell>
          <table:table-cell office:value-type="string" office:string-value="Lipides">
            <text:p>Lipides</text:p>
          </table:table-cell>
          <table:table-cell office:value-type="string" office:string-value="Acides nucléiques">
            <text:p>Acides nucléiques</text:p>
          </table:table-cell>
          <table:table-cell office:value-type="string" office:string-value="Glucides">
            <text:p>Glucides</text:p>
          </table:table-cell>
          <table:table-cell office:value-type="string" office:string-value="B">
            <text:p>B</text:p>
          </table:table-cell>
          <table:table-cell office:value-type="string" office:string-value=" Les membranes cellulaires sont principalement composées de phospholipides qui forment une bicouche.">
            <text:p> Les membranes cellulaires sont principalement composées de phospholipides qui forment une bicouche.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string-value="Quelle est la fonction principale du noyau dans une cellule eucaryote?">
            <text:p>Quelle est la fonction principale du noyau dans une cellule eucaryote?</text:p>
          </table:table-cell>
          <table:table-cell office:value-type="string" office:string-value="Production d'énergie">
            <text:p>Production d'énergie</text:p>
          </table:table-cell>
          <table:table-cell office:value-type="string" office:string-value="Synthèse des protéines">
            <text:p>Synthèse des protéines</text:p>
          </table:table-cell>
          <table:table-cell office:value-type="string" office:string-value="Stockage de l'information génétique">
            <text:p>Stockage de l'information génétique</text:p>
          </table:table-cell>
          <table:table-cell office:value-type="string" office:string-value="Digestion des déchets">
            <text:p>Digestion des déchets</text:p>
          </table:table-cell>
          <table:table-cell office:value-type="string" office:string-value="C">
            <text:p>C</text:p>
          </table:table-cell>
          <table:table-cell office:value-type="string" office:string-value=" Le noyau contient l'ADN, le support de l'information génétique, et contrôle les activités cellulaires.">
            <text:p> Le noyau contient l'ADN, le support de l'information génétique, et contrôle les activités cellulaires.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string-value="Laquelle de ces molécules n'est PAS un monomère?">
            <text:p>Laquelle de ces molécules n'est PAS un monomère?</text:p>
          </table:table-cell>
          <table:table-cell office:value-type="string" office:string-value="Glucide">
            <text:p>Glucide</text:p>
          </table:table-cell>
          <table:table-cell office:value-type="string" office:string-value="Lipide">
            <text:p>Lipide</text:p>
          </table:table-cell>
          <table:table-cell office:value-type="string" office:string-value="Acides aminés">
            <text:p>Acides aminés</text:p>
          </table:table-cell>
          <table:table-cell office:value-type="string" office:string-value="Nucléotide">
            <text:p>Nucléotide</text:p>
          </table:table-cell>
          <table:table-cell office:value-type="string" office:string-value="B">
            <text:p>B</text:p>
          </table:table-cell>
          <table:table-cell office:value-type="string" office:string-value=" Les monomères sont les unités de base des polymères. Les lipides sont constitués de glycérol et d'acides gras, ils ne sont pas formés par répétition d'une seule unité.">
            <text:p> Les monomères sont les unités de base des polymères. Les lipides sont constitués de glycérol et d'acides gras, ils ne sont pas formés par répétition d'une seule unité.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string-value="Quel est le rôle de la photosynthèse?">
            <text:p>Quel est le rôle de la photosynthèse?</text:p>
          </table:table-cell>
          <table:table-cell office:value-type="string" office:string-value="Produire du glucose à partir de lumière, eau et dioxyde de carbone">
            <text:p>Produire du glucose à partir de lumière, eau et dioxyde de carbone</text:p>
          </table:table-cell>
          <table:table-cell office:value-type="string" office:string-value="Dégrader le glucose pour produire de l'énergie">
            <text:p>Dégrader le glucose pour produire de l'énergie</text:p>
          </table:table-cell>
          <table:table-cell office:value-type="string" office:string-value="Synthétiser des protéines à partir d'acides aminés">
            <text:p>Synthétiser des protéines à partir d'acides aminés</text:p>
          </table:table-cell>
          <table:table-cell office:value-type="string" office:string-value="Stocker de l'énergie sous forme de lipides">
            <text:p>Stocker de l'énergie sous forme de lipides</text:p>
          </table:table-cell>
          <table:table-cell office:value-type="string" office:string-value="A">
            <text:p>A</text:p>
          </table:table-cell>
          <table:table-cell office:value-type="string" office:string-value=" La photosynthèse est le processus par lequel les plantes utilisent la lumière solaire, l'eau et le dioxyde de carbone pour fabriquer du glucose.">
            <text:p> La photosynthèse est le processus par lequel les plantes utilisent la lumière solaire, l'eau et le dioxyde de carbone pour fabriquer du glucose.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string-value="Quel type de liaison relie les nucléotides dans une molécule d'ADN?">
            <text:p>Quel type de liaison relie les nucléotides dans une molécule d'ADN?</text:p>
          </table:table-cell>
          <table:table-cell office:value-type="string" office:string-value="Liaison peptidique">
            <text:p>Liaison peptidique</text:p>
          </table:table-cell>
          <table:table-cell office:value-type="string" office:string-value="Liaison hydrogène">
            <text:p>Liaison hydrogène</text:p>
          </table:table-cell>
          <table:table-cell office:value-type="string" office:string-value="Liaison glycosidique">
            <text:p>Liaison glycosidique</text:p>
          </table:table-cell>
          <table:table-cell office:value-type="string" office:string-value="Liaison phosphodiester">
            <text:p>Liaison phosphodiester</text:p>
          </table:table-cell>
          <table:table-cell office:value-type="string" office:string-value="D">
            <text:p>D</text:p>
          </table:table-cell>
          <table:table-cell office:value-type="string" office:string-value=" Les nucléotides sont liés entre eux par des liaisons phosphodiester.">
            <text:p> Les nucléotides sont liés entre eux par des liaisons phosphodiester.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string-value="Quelle est la fonction principale des mitochondries?">
            <text:p>Quelle est la fonction principale des mitochondries?</text:p>
          </table:table-cell>
          <table:table-cell office:value-type="string" office:string-value="Production d'énergie (ATP) à partir du glucose">
            <text:p>Production d'énergie (ATP) à partir du glucose</text:p>
          </table:table-cell>
          <table:table-cell office:value-type="string" office:string-value="Synthèse de protéines">
            <text:p>Synthèse de protéines</text:p>
          </table:table-cell>
          <table:table-cell office:value-type="string" office:string-value="Stockage de l'ADN cellulaire">
            <text:p>Stockage de l'ADN cellulaire</text:p>
          </table:table-cell>
          <table:table-cell office:value-type="string" office:string-value="Digestion des déchets">
            <text:p>Digestion des déchets</text:p>
          </table:table-cell>
          <table:table-cell office:value-type="string" office:string-value="A">
            <text:p>A</text:p>
          </table:table-cell>
          <table:table-cell office:value-type="string" office:string-value=" Les mitochondries sont les centrales énergétiques de la cellule, elles réalisent la respiration cellulaire pour produire de l'ATP.">
            <text:p> Les mitochondries sont les centrales énergétiques de la cellule, elles réalisent la respiration cellulaire pour produire de l'ATP.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string-value="Quel processus permet aux cellules de se diviser?">
            <text:p>Quel processus permet aux cellules de se diviser?</text:p>
          </table:table-cell>
          <table:table-cell office:value-type="string" office:string-value="La mitose">
            <text:p>La mitose</text:p>
          </table:table-cell>
          <table:table-cell office:value-type="string" office:string-value="La méiose">
            <text:p>La méiose</text:p>
          </table:table-cell>
          <table:table-cell office:value-type="string" office:string-value="La photosynthèse">
            <text:p>La photosynthèse</text:p>
          </table:table-cell>
          <table:table-cell office:value-type="string" office:string-value="La respiration cellulaire">
            <text:p>La respiration cellulaire</text:p>
          </table:table-cell>
          <table:table-cell office:value-type="string" office:string-value="A">
            <text:p>A</text:p>
          </table:table-cell>
          <table:table-cell office:value-type="string" office:string-value=" La mitose est le processus de division cellulaire qui produit deux cellules filles identiques à la cellule mère.">
            <text:p> La mitose est le processus de division cellulaire qui produit deux cellules filles identiques à la cellule mère.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string-value="Laquelle des affirmations suivantes concernant les écosystèmes est FAUSSE?">
            <text:p>Laquelle des affirmations suivantes concernant les écosystèmes est FAUSSE?</text:p>
          </table:table-cell>
          <table:table-cell office:value-type="string" office:string-value="Un écosystème comprend les êtres vivants et leur environnement physique">
            <text:p>Un écosystème comprend les êtres vivants et leur environnement physique</text:p>
          </table:table-cell>
          <table:table-cell office:value-type="string" office:string-value="Les transferts d'énergie sont toujours parfaits dans un écosystème">
            <text:p>Les transferts d'énergie sont toujours parfaits dans un écosystème</text:p>
          </table:table-cell>
          <table:table-cell office:value-type="string" office:string-value="La biodiversité contribue à la stabilité d'un écosystème">
            <text:p>La biodiversité contribue à la stabilité d'un écosystème</text:p>
          </table:table-cell>
          <table:table-cell office:value-type="string" office:string-value="Les cycles biogéochimiques régulent la circulation de matière dans un écosystème">
            <text:p>Les cycles biogéochimiques régulent la circulation de matière dans un écosystème</text:p>
          </table:table-cell>
          <table:table-cell office:value-type="string" office:string-value="B">
            <text:p>B</text:p>
          </table:table-cell>
          <table:table-cell office:value-type="string" office:string-value=" Les transferts d'énergie dans un écosystème ne sont jamais parfaits, une partie de l'énergie est perdue sous forme de chaleur.">
            <text:p> Les transferts d'énergie dans un écosystème ne sont jamais parfaits, une partie de l'énergie est perdue sous forme de chaleur.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string-value="Quel est le principal facteur responsable de la diversification des espèces?">
            <text:p>Quel est le principal facteur responsable de la diversification des espèces?</text:p>
          </table:table-cell>
          <table:table-cell office:value-type="string" office:string-value="La sélection naturelle">
            <text:p>La sélection naturelle</text:p>
          </table:table-cell>
          <table:table-cell office:value-type="string" office:string-value="La mutation">
            <text:p>La mutation</text:p>
          </table:table-cell>
          <table:table-cell office:value-type="string" office:string-value="La reproduction sexuée">
            <text:p>La reproduction sexuée</text:p>
          </table:table-cell>
          <table:table-cell office:value-type="string" office:string-value="L'extinction">
            <text:p>L'extinction</text:p>
          </table:table-cell>
          <table:table-cell office:value-type="string" office:string-value="A">
            <text:p>A</text:p>
          </table:table-cell>
          <table:table-cell office:value-type="string" office:string-value=" La sélection naturelle favorise les individus les mieux adaptés à leur environnement, ce qui conduit à une diversification des espèces au cours du temps.">
            <text:p> La sélection naturelle favorise les individus les mieux adaptés à leur environnement, ce qui conduit à une diversification des espèces au cours du temps.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string-value="Laquelle de ces molécules transporte l'oxygène dans le sang?">
            <text:p>Laquelle de ces molécules transporte l'oxygène dans le sang?</text:p>
          </table:table-cell>
          <table:table-cell office:value-type="string" office:string-value="Hémoglobine">
            <text:p>Hémoglobine</text:p>
          </table:table-cell>
          <table:table-cell office:value-type="string" office:string-value="Glucose">
            <text:p>Glucose</text:p>
          </table:table-cell>
          <table:table-cell office:value-type="string" office:string-value="Lipides">
            <text:p>Lipides</text:p>
          </table:table-cell>
          <table:table-cell office:value-type="string" office:string-value="Acides aminés">
            <text:p>Acides aminés</text:p>
          </table:table-cell>
          <table:table-cell office:value-type="string" office:string-value="A">
            <text:p>A</text:p>
          </table:table-cell>
          <table:table-cell office:value-type="string" office:string-value=" L'hémoglobine est une protéine présente dans les globules rouges qui se lie à l'oxygène et le transporte dans tout le corps.">
            <text:p> L'hémoglobine est une protéine présente dans les globules rouges qui se lie à l'oxygène et le transporte dans tout le corps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